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40.05pt"/>
    </style:style>
    <style:style style:name="co3" style:family="table-column">
      <style:table-column-properties fo:break-before="auto" style:column-width="58.85pt"/>
    </style:style>
    <style:style style:name="co4" style:family="table-column">
      <style:table-column-properties fo:break-before="auto" style:column-width="38.49pt"/>
    </style:style>
    <style:style style:name="co5" style:family="table-column">
      <style:table-column-properties fo:break-before="auto" style:column-width="73.5pt"/>
    </style:style>
    <style:style style:name="co6" style:family="table-column">
      <style:table-column-properties fo:break-before="auto" style:column-width="63.9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5.59pt"/>
    </style:style>
    <style:style style:name="co9" style:family="table-column">
      <style:table-column-properties fo:break-before="auto" style:column-width="78.69pt"/>
    </style:style>
    <style:style style:name="co10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">
      <style:table-cell-properties fo:padding="2.01pt"/>
    </style:style>
    <style:style style:name="ce4" style:family="table-cell" style:parent-style-name="Default" style:data-style-name="N10">
      <style:table-cell-properties fo:padding="2.01pt"/>
    </style:style>
    <style:style style:name="ce5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3">
      <style:table-cell-properties fo:padding="2.01pt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61">
      <style:table-cell-properties fo:padding="2.01pt"/>
    </style:style>
    <style:style style:name="ce11" style:family="table-cell" style:parent-style-name="Default">
      <style:table-cell-properties fo:padding="2.01pt"/>
      <style:text-properties fo:font-weight="bold" style:font-weight-asian="bold" style:font-weight-complex="bold"/>
    </style:style>
    <style:style style:name="ce20" style:family="table-cell" style:parent-style-name="Default">
      <style:table-cell-properties fo:padding="2.01pt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text-align-source="fix" style:repeat-content="false" fo:padding="2.01pt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46" table:default-cell-style-name="ce1"/>
        <table:table-column table:style-name="co6" table:number-columns-repeated="767" table:default-cell-style-name="Default"/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Netto</text:p>
          </table:table-cell>
          <table:table-cell table:style-name="ce5" table:formula="of:=1000000000" office:value-type="float" office:value="1000000000" calcext:value-type="float">
            <text:p>1,000,000,000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Tingkat</text:p>
          </table:table-cell>
          <table:table-cell table:style-name="ce2" office:value-type="string" calcext:value-type="string">
            <text:p>Batas</text:p>
          </table:table-cell>
          <table:table-cell table:style-name="ce2" office:value-type="string" calcext:value-type="string">
            <text:p>Persen</text:p>
          </table:table-cell>
          <table:table-cell table:number-columns-repeated="2"/>
          <table:table-cell table:style-name="ce2" office:value-type="string" calcext:value-type="string">
            <text:p>Rum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50000000" calcext:value-type="float">
            <text:p>50,000,0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3" table:formula="of:=MIN([.$C$5];[.E3])" office:value-type="float" office:value="50000000" calcext:value-type="float">
            <text:p>50,000,000</text:p>
          </table:table-cell>
          <table:table-cell table:style-name="ce3" table:formula="of:=[.D5]*[.E5]" office:value-type="float" office:value="2500000" calcext:value-type="float">
            <text:p>2,500,000</text:p>
          </table:table-cell>
          <table:table-cell table:style-name="ce4" office:value-type="string" calcext:value-type="string">
            <text:p>MIN($C$5,E3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50000000" calcext:value-type="float">
            <text:p>250,000,000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3" table:formula="of:=MIN([.$C$6]-[.$C$5];[.E3]-[.E5])" office:value-type="float" office:value="200000000" calcext:value-type="float">
            <text:p>200,000,000</text:p>
          </table:table-cell>
          <table:table-cell table:style-name="ce3" table:formula="of:=[.D6]*[.E6]" office:value-type="float" office:value="30000000" calcext:value-type="float">
            <text:p>30,000,000</text:p>
          </table:table-cell>
          <table:table-cell table:style-name="ce4" office:value-type="string" calcext:value-type="string">
            <text:p>MIN($C$6-$C$5,E3-E5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00000000" calcext:value-type="float">
            <text:p>500,000,000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table:formula="of:=MIN([.$C$7]-[.$C$6];[.E3]-[.E5]-[.E6])" office:value-type="float" office:value="250000000" calcext:value-type="float">
            <text:p>250,000,000</text:p>
          </table:table-cell>
          <table:table-cell table:style-name="ce3" table:formula="of:=[.D7]*[.E7]" office:value-type="float" office:value="62500000" calcext:value-type="float">
            <text:p>62,500,000</text:p>
          </table:table-cell>
          <table:table-cell table:style-name="ce4" office:value-type="string" calcext:value-type="string">
            <text:p>MIN($C$7-$C$6,E3-E5-E6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4" office:value-type="percentage" office:value="0.3" calcext:value-type="percentage">
            <text:p>30%</text:p>
          </table:table-cell>
          <table:table-cell table:style-name="ce3" table:formula="of:=[.E3]-[.E5]-[.E6]-[.E7]" office:value-type="float" office:value="500000000" calcext:value-type="float">
            <text:p>500,000,000</text:p>
          </table:table-cell>
          <table:table-cell table:style-name="ce3" table:formula="of:=[.D8]*[.E8]" office:value-type="float" office:value="150000000" calcext:value-type="float">
            <text:p>150,000,000</text:p>
          </table:table-cell>
          <table:table-cell table:style-name="ce4" office:value-type="string" calcext:value-type="string">
            <text:p>E3-E5-E6-E7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5" office:value-type="string" calcext:value-type="string">
            <text:p>Total</text:p>
          </table:table-cell>
          <table:table-cell table:style-name="ce12" table:formula="of:=SUM([.F5:.F8])" office:value-type="float" office:value="245000000" calcext:value-type="float">
            <text:p>245,000,000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2" office:value-type="string" calcext:value-type="string">
            <text:p>Check</text:p>
          </table:table-cell>
          <table:table-cell table:style-name="ce13" table:formula="of:=SUMPRODUCT([.D5:.D8];[.E5:.E8])" office:value-type="float" office:value="245000000" calcext:value-type="float">
            <text:p>245,000,000</text:p>
          </table:table-cell>
          <table:table-cell office:value-type="string" calcext:value-type="string">
            <text:p>SUMPRODUCT(D5:D8,E5:E8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" office:value-type="string" calcext:value-type="string">
            <text:p>Check</text:p>
          </table:table-cell>
          <table:table-cell table:style-name="ce3" table:formula="of:=SUMPRODUCT({5|15|25|30}/100;[.E5:.E8])" office:value-type="float" office:value="245000000" calcext:value-type="float">
            <text:p>245,000,000</text:p>
          </table:table-cell>
          <table:table-cell office:value-type="string" calcext:value-type="string">
            <text:p>SUMPRODUCT({5;15;25;30}/100,E5:E8)</text:p>
          </table:table-cell>
          <table:table-cell table:number-columns-repeated="1011"/>
        </table:table-row>
        <table:table-row table:style-name="ro1"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1012"/>
        </table:table-row>
        <table:table-row table:style-name="ro1">
          <table:table-cell table:number-columns-repeated="4"/>
          <table:table-cell table:style-name="ce3"/>
          <table:table-cell table:number-columns-repeated="1013"/>
        </table:table-row>
        <table:table-row table:style-name="ro1" table:number-rows-repeated="1048558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a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6" table:number-columns-repeated="5" table:default-cell-style-name="ce1"/>
        <table:table-column table:style-name="co9" table:default-cell-style-name="ce1"/>
        <table:table-column table:style-name="co6" table:number-columns-repeated="245" table:default-cell-style-name="ce1"/>
        <table:table-column table:style-name="co6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Netto</text:p>
          </table:table-cell>
          <table:table-cell table:style-name="ce5" table:formula="of:=1000000000" office:value-type="float" office:value="1000000000" calcext:value-type="float">
            <text:p>1,000,000,000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ingkat</text:p>
          </table:table-cell>
          <table:table-cell table:style-name="ce2" office:value-type="string" calcext:value-type="string">
            <text:p>Batas</text:p>
          </table:table-cell>
          <table:table-cell table:style-name="ce2" office:value-type="string" calcext:value-type="string">
            <text:p>Persen</text:p>
          </table:table-cell>
          <table:table-cell table:number-columns-repeated="3"/>
          <table:table-cell table:style-name="ce11" office:value-type="string" calcext:value-type="string">
            <text:p>Persentase</text:p>
          </table:table-cell>
          <table:table-cell table:style-name="ce11" office:value-type="string" calcext:value-type="string">
            <text:p>Selisih</text:p>
          </table:table-cell>
          <table:table-cell table:style-name="ce11" office:value-type="string" calcext:value-type="string">
            <text:p>Pengurang</text:p>
          </table:table-cell>
          <table:table-cell table:style-name="ce2" office:value-type="string" calcext:value-type="string">
            <text:p>Rumu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50000000" calcext:value-type="float">
            <text:p>50,000,0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3" table:formula="of:=[.$E$3]*[.D5]" office:value-type="float" office:value="50000000" calcext:value-type="float">
            <text:p>50,000,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D5]*[.E5]" office:value-type="float" office:value="2500000" calcext:value-type="float">
            <text:p>2,500,000</text:p>
          </table:table-cell>
          <table:table-cell table:style-name="ce3" table:formula="of:=5%*[.$E$3]" office:value-type="float" office:value="50000000" calcext:value-type="float">
            <text:p>50,000,000</text:p>
          </table:table-cell>
          <table:table-cell table:style-name="ce3" table:formula="of:=5%*[.$E$3]" office:value-type="float" office:value="50000000" calcext:value-type="float">
            <text:p>50,000,000</text:p>
          </table:table-cell>
          <table:table-cell table:style-name="ce3" table:formula="of:=(5%*50-2.5)*10^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50000000" calcext:value-type="float">
            <text:p>250,000,000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3" table:formula="of:=2.5*10^6+([.$E$3]-50*10^6)*[.D6]" office:value-type="float" office:value="145000000" calcext:value-type="float">
            <text:p>145,000,000</text:p>
          </table:table-cell>
          <table:table-cell table:style-name="ce3" table:formula="of:=(2.5-50*15%)*10^6" office:value-type="float" office:value="-5000000" calcext:value-type="float">
            <text:p>-5,000,000</text:p>
          </table:table-cell>
          <table:table-cell table:style-name="ce3" table:formula="of:=[.D6]*[.E6]" office:value-type="float" office:value="21750000" calcext:value-type="float">
            <text:p>21,750,000</text:p>
          </table:table-cell>
          <table:table-cell table:style-name="ce3" table:formula="of:=15%*[.$E$3]" office:value-type="float" office:value="150000000" calcext:value-type="float">
            <text:p>150,000,000</text:p>
          </table:table-cell>
          <table:table-cell table:style-name="ce3" table:formula="of:=(15%*[.$E$3])-5*10^6" office:value-type="float" office:value="145000000" calcext:value-type="float">
            <text:p>145,000,000</text:p>
          </table:table-cell>
          <table:table-cell table:style-name="ce3" table:formula="of:=(15%*250-2.5-30)*10^6" office:value-type="float" office:value="5000000" calcext:value-type="float">
            <text:p>5,000,000</text:p>
          </table:table-cell>
          <table:table-cell office:value-type="string" calcext:value-type="string">
            <text:p>(15%*50-2.5)*10^6</text:p>
          </table:table-cell>
          <table:table-cell/>
          <table:table-cell table:style-name="ce3" office:value-type="string" calcext:value-type="string">
            <text:p>(2.5-50*15%)*10^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00000000" calcext:value-type="float">
            <text:p>500,000,000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table:formula="of:=32.5*10^6+([.$E$3]-250*10^6)*[.D7]" office:value-type="float" office:value="220000000" calcext:value-type="float">
            <text:p>220,000,000</text:p>
          </table:table-cell>
          <table:table-cell table:style-name="ce3" table:formula="of:=(32.5-250*25%)*10^6" office:value-type="float" office:value="-30000000" calcext:value-type="float">
            <text:p>-30,000,000</text:p>
          </table:table-cell>
          <table:table-cell table:style-name="ce3" table:formula="of:=[.D7]*[.E7]" office:value-type="float" office:value="55000000" calcext:value-type="float">
            <text:p>55,000,000</text:p>
          </table:table-cell>
          <table:table-cell table:style-name="ce3" table:formula="of:=25%*[.$E$3]" office:value-type="float" office:value="250000000" calcext:value-type="float">
            <text:p>250,000,000</text:p>
          </table:table-cell>
          <table:table-cell table:style-name="ce3" table:formula="of:=(25%*[.$E$3])-30*10^6" office:value-type="float" office:value="220000000" calcext:value-type="float">
            <text:p>220,000,000</text:p>
          </table:table-cell>
          <table:table-cell table:style-name="ce3" table:formula="of:=(25%*500-2.5-30-62.5)*10^6" office:value-type="float" office:value="30000000" calcext:value-type="float">
            <text:p>30,000,000</text:p>
          </table:table-cell>
          <table:table-cell office:value-type="string" calcext:value-type="string">
            <text:p>(25%*250-2.5-30)*10^6</text:p>
          </table:table-cell>
          <table:table-cell/>
          <table:table-cell table:style-name="ce3" office:value-type="string" calcext:value-type="string">
            <text:p>(32.5-250*25%)*10^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7"/>
          <table:table-cell table:style-name="ce4" office:value-type="percentage" office:value="0.3" calcext:value-type="percentage">
            <text:p>30%</text:p>
          </table:table-cell>
          <table:table-cell table:style-name="ce3" table:formula="of:=95*10^6+([.$E$3]-500*10^6)*[.D8]" office:value-type="float" office:value="245000000" calcext:value-type="float">
            <text:p>245,000,000</text:p>
          </table:table-cell>
          <table:table-cell table:style-name="ce3" table:formula="of:=(95-500*30%)*10^6" office:value-type="float" office:value="-55000000" calcext:value-type="float">
            <text:p>-55,000,000</text:p>
          </table:table-cell>
          <table:table-cell table:style-name="ce3" table:formula="of:=[.D8]*[.E8]" office:value-type="float" office:value="73500000" calcext:value-type="float">
            <text:p>73,500,000</text:p>
          </table:table-cell>
          <table:table-cell table:style-name="ce3" table:formula="of:=30%*[.$E$3]" office:value-type="float" office:value="300000000" calcext:value-type="float">
            <text:p>300,000,000</text:p>
          </table:table-cell>
          <table:table-cell table:style-name="ce3" table:formula="of:=(30%*[.$E$3])-55*10^6" office:value-type="float" office:value="245000000" calcext:value-type="float">
            <text:p>245,000,000</text:p>
          </table:table-cell>
          <table:table-cell table:style-name="ce3" table:formula="of:=(30%*500-2.5-30-62.5)*10^6" office:value-type="float" office:value="55000000" calcext:value-type="float">
            <text:p>55,000,000</text:p>
          </table:table-cell>
          <table:table-cell office:value-type="string" calcext:value-type="string">
            <text:p>(30%*500-2.5-30-62.5)*10^6</text:p>
          </table:table-cell>
          <table:table-cell/>
          <table:table-cell table:style-name="ce3" office:value-type="string" calcext:value-type="string">
            <text:p>(95-500*30%)*10^6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5" office:value-type="string" calcext:value-type="string">
            <text:p>Total</text:p>
          </table:table-cell>
          <table:table-cell table:style-name="ce5"/>
          <table:table-cell table:style-name="ce12"/>
          <table:table-cell table:style-name="ce14" office:value-type="string" calcext:value-type="string">
            <text:p>Max</text:p>
          </table:table-cell>
          <table:table-cell table:style-name="ce12" table:formula="of:=MAX([.I5:.I8])" office:value-type="float" office:value="245000000" calcext:value-type="float">
            <text:p>245,000,000</text:p>
          </table:table-cell>
          <table:table-cell/>
          <table:table-cell office:value-type="string" calcext:value-type="string">
            <text:p>MAX(I5:I8)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" table:number-columns-repeated="2"/>
          <table:table-cell table:style-name="ce1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11" office:value-type="string" calcext:value-type="string">
            <text:p>Check</text:p>
          </table:table-cell>
          <table:table-cell table:style-name="ce21" office:value-type="string" calcext:value-type="string">
            <text:p>IFS</text:p>
          </table:table-cell>
          <table:table-cell table:style-name="ce3" table:formula="of:=COM.MICROSOFT.IFS([.$E$3]&lt;=(50*10^6);[.$E$3]*5%;[.$E$3]&lt;=(250*10^6);[.$E$3]*15%-5*10^6;[.$E$3]&lt;=(500*10^6);[.$E$3]*25%-30*10^6;1;[.$E$3]*30%-55*10^6)" office:value-type="float" office:value="245000000" calcext:value-type="float">
            <text:p>245,000,000</text:p>
          </table:table-cell>
          <table:table-cell table:style-name="Default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20" office:value-type="string" calcext:value-type="string">
            <text:p>IFS($E$3&lt;=(50*10^6),$E$3*5%,$E$3&lt;=(250*10^6),$E$3*15%-5*10^6,$E$3&lt;=(500*10^6),$E$3*25%-30*10^6,1,$E$3*30%-55*10^6)</text:p>
          </table:table-cell>
          <table:table-cell table:style-name="ce21"/>
          <table:table-cell table:style-name="ce3"/>
          <table:table-cell table:style-name="ce20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11"/>
          <table:table-cell table:style-name="ce21"/>
          <table:table-cell table:style-name="ce3"/>
          <table:table-cell table:style-name="ce20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Check</text:p>
          </table:table-cell>
          <table:table-cell table:style-name="ce11" office:value-type="string" calcext:value-type="string">
            <text:p>Max</text:p>
          </table:table-cell>
          <table:table-cell table:style-name="ce3" table:formula="of:=MAX(({5|15|25|30}%*[.$E$3])-{0|5|30|55}*10^6)" office:value-type="float" office:value="245000000" calcext:value-type="float">
            <text:p>245,000,000</text:p>
          </table:table-cell>
          <table:table-cell table:style-name="Default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X(({5;15;25;30}%*$E$3)-{0;5;30;55}*10^6)</text:p>
          </table:table-cell>
          <table:table-cell table:style-name="ce11"/>
          <table:table-cell table:style-name="ce3"/>
          <table:table-cell/>
          <table:table-cell table:style-name="ce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wee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242" table:default-cell-style-name="ce1"/>
        <table:table-column table:style-name="co6" table:number-columns-repeated="767" table:default-cell-style-name="Default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Netto</text:p>
          </table:table-cell>
          <table:table-cell table:style-name="ce2" table:number-columns-repeated="2"/>
          <table:table-cell table:style-name="ce5" table:formula="of:=1000000000" office:value-type="float" office:value="1000000000" calcext:value-type="float">
            <text:p>1,000,000,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ingkat</text:p>
          </table:table-cell>
          <table:table-cell table:style-name="ce2" office:value-type="string" calcext:value-type="string">
            <text:p>Batas</text:p>
          </table:table-cell>
          <table:table-cell table:style-name="ce2" office:value-type="string" calcext:value-type="string">
            <text:p>Persen</text:p>
          </table:table-cell>
          <table:table-cell table:style-name="ce2" office:value-type="string" calcext:value-type="string">
            <text:p>Pembanding</text:p>
          </table:table-cell>
          <table:table-cell table:style-name="ce2" office:value-type="string" calcext:value-type="string">
            <text:p>Pengurang</text:p>
          </table:table-cell>
          <table:table-cell table:style-name="ce11" office:value-type="string" calcext:value-type="string">
            <text:p>Hasil</text:p>
          </table:table-cell>
          <table:table-cell table:style-name="ce11" office:value-type="string" calcext:value-type="string">
            <text:p>Nilai</text:p>
          </table:table-cell>
          <table:table-cell table:style-name="ce11" office:value-type="string" calcext:value-type="string">
            <text:p>Lengkap</text:p>
          </table:table-cell>
          <table:table-cell table:style-name="ce2" office:value-type="string" calcext:value-type="string">
            <text:p>Rumus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50000000" calcext:value-type="float">
            <text:p>50,000,0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3" table:formula="of:=MIN([.$C$5];[.$G$3])" office:value-type="float" office:value="50000000" calcext:value-type="float">
            <text:p>50,000,000</text:p>
          </table:table-cell>
          <table:table-cell table:style-name="ce3" table:formula="of:=0*10^6" office:value-type="float" office:value="0" calcext:value-type="float">
            <text:p>0</text:p>
          </table:table-cell>
          <table:table-cell table:style-name="ce3" table:formula="of:=MAX(0;MIN([.C5];[.$G$3])-[.F5])" office:value-type="float" office:value="50000000" calcext:value-type="float">
            <text:p>50,000,000</text:p>
          </table:table-cell>
          <table:table-cell table:style-name="ce3" table:formula="of:=[.D5]*[.G5]" office:value-type="float" office:value="2500000" calcext:value-type="float">
            <text:p>2,500,000</text:p>
          </table:table-cell>
          <table:table-cell table:style-name="ce3" table:formula="of:=MAX(0;MIN([.C5];[.$G$3])-[.F5])*[.D5]" office:value-type="float" office:value="2500000" calcext:value-type="float">
            <text:p>2,500,000</text:p>
          </table:table-cell>
          <table:table-cell table:style-name="ce3" office:value-type="string" calcext:value-type="string">
            <text:p>MAX(0,MIN(D5,$G$3)-G5)*E5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50000000" calcext:value-type="float">
            <text:p>250,000,000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3" table:formula="of:=MIN([.$C$6];[.$G$3])" office:value-type="float" office:value="250000000" calcext:value-type="float">
            <text:p>250,000,000</text:p>
          </table:table-cell>
          <table:table-cell table:style-name="ce3" table:formula="of:=50*10^6" office:value-type="float" office:value="50000000" calcext:value-type="float">
            <text:p>50,000,000</text:p>
          </table:table-cell>
          <table:table-cell table:style-name="ce3" table:formula="of:=MAX(0;MIN([.C6];[.$G$3])-[.F6])" office:value-type="float" office:value="200000000" calcext:value-type="float">
            <text:p>200,000,000</text:p>
          </table:table-cell>
          <table:table-cell table:style-name="ce3" table:formula="of:=[.D6]*[.G6]" office:value-type="float" office:value="30000000" calcext:value-type="float">
            <text:p>30,000,000</text:p>
          </table:table-cell>
          <table:table-cell table:style-name="ce3" table:formula="of:=MAX(0;MIN([.C6];[.$G$3])-[.F6])*[.D6]" office:value-type="float" office:value="30000000" calcext:value-type="float">
            <text:p>30,000,000</text:p>
          </table:table-cell>
          <table:table-cell table:style-name="ce3" office:value-type="string" calcext:value-type="string">
            <text:p>MAX(0,MIN(D6,$G$3)-G6)*E6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00000000" calcext:value-type="float">
            <text:p>500,000,000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table:formula="of:=MIN([.$C$7];[.$G$3])" office:value-type="float" office:value="500000000" calcext:value-type="float">
            <text:p>500,000,000</text:p>
          </table:table-cell>
          <table:table-cell table:style-name="ce3" table:formula="of:=250*10^6" office:value-type="float" office:value="250000000" calcext:value-type="float">
            <text:p>250,000,000</text:p>
          </table:table-cell>
          <table:table-cell table:style-name="ce3" table:formula="of:=MAX(0;MIN([.C7];[.$G$3])-[.F7])" office:value-type="float" office:value="250000000" calcext:value-type="float">
            <text:p>250,000,000</text:p>
          </table:table-cell>
          <table:table-cell table:style-name="ce3" table:formula="of:=[.D7]*[.G7]" office:value-type="float" office:value="62500000" calcext:value-type="float">
            <text:p>62,500,000</text:p>
          </table:table-cell>
          <table:table-cell table:style-name="ce3" table:formula="of:=MAX(0;MIN([.C7];[.$G$3])-[.F7])*[.D7]" office:value-type="float" office:value="62500000" calcext:value-type="float">
            <text:p>62,500,000</text:p>
          </table:table-cell>
          <table:table-cell table:style-name="ce3" office:value-type="string" calcext:value-type="string">
            <text:p>MAX(0,MIN(D7,$G$3)-G7)*E7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7" office:value-type="float" office:value="1E+099" calcext:value-type="float">
            <text:p>1.00E+99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3" table:formula="of:=MIN([.$C$8];[.$G$3])" office:value-type="float" office:value="1000000000" calcext:value-type="float">
            <text:p>1,000,000,000</text:p>
          </table:table-cell>
          <table:table-cell table:style-name="ce3" table:formula="of:=500*10^6" office:value-type="float" office:value="500000000" calcext:value-type="float">
            <text:p>500,000,000</text:p>
          </table:table-cell>
          <table:table-cell table:style-name="ce3" table:formula="of:=MAX(0;MIN([.C8];[.$G$3])-[.F8])" office:value-type="float" office:value="500000000" calcext:value-type="float">
            <text:p>500,000,000</text:p>
          </table:table-cell>
          <table:table-cell table:style-name="ce3" table:formula="of:=[.D8]*[.G8]" office:value-type="float" office:value="150000000" calcext:value-type="float">
            <text:p>150,000,000</text:p>
          </table:table-cell>
          <table:table-cell table:style-name="ce3" table:formula="of:=MAX(0;MIN([.C8];[.$G$3])-[.F8])*[.D8]" office:value-type="float" office:value="150000000" calcext:value-type="float">
            <text:p>150,000,000</text:p>
          </table:table-cell>
          <table:table-cell table:style-name="ce3" office:value-type="string" calcext:value-type="string">
            <text:p>MAX(0,MIN(D8,$G$3)-G8)*E8</text:p>
          </table:table-cell>
          <table:table-cell table:style-name="ce3"/>
          <table:table-cell table:number-columns-repeated="1008"/>
        </table:table-row>
        <table:table-row table:style-name="ro1">
          <table:table-cell table:number-columns-repeated="6"/>
          <table:table-cell table:style-name="ce5" office:value-type="string" calcext:value-type="string">
            <text:p>Total</text:p>
          </table:table-cell>
          <table:table-cell table:style-name="ce12" table:formula="of:=SUM([.H5:.H8])" office:value-type="float" office:value="245000000" calcext:value-type="float">
            <text:p>245,000,000</text:p>
          </table:table-cell>
          <table:table-cell table:style-name="ce12" table:formula="of:=SUM([.I5:.I8])" office:value-type="float" office:value="245000000" calcext:value-type="float">
            <text:p>245,000,000</text:p>
          </table:table-cell>
          <table:table-cell table:style-name="ce12" office:value-type="string" calcext:value-type="string">
            <text:p>SUM(J5:J8)</text:p>
          </table:table-cell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6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number-columns-repeated="6"/>
          <table:table-cell table:style-name="ce11"/>
          <table:table-cell table:style-name="ce3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number-columns-repeated="6"/>
          <table:table-cell table:style-name="ce3"/>
          <table:table-cell table:number-columns-repeated="1012"/>
        </table:table-row>
        <table:table-row table:style-name="ro1" table:number-rows-repeated="104856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umif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242" table:default-cell-style-name="ce1"/>
        <table:table-column table:style-name="co6" table:number-columns-repeated="767" table:default-cell-style-name="Default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Netto</text:p>
          </table:table-cell>
          <table:table-cell table:style-name="ce2" table:number-columns-repeated="2"/>
          <table:table-cell table:style-name="ce5" table:formula="of:=1000000000" office:value-type="float" office:value="1000000000" calcext:value-type="float">
            <text:p>1,000,000,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ingkat</text:p>
          </table:table-cell>
          <table:table-cell table:style-name="ce2" office:value-type="string" calcext:value-type="string">
            <text:p>Batas</text:p>
          </table:table-cell>
          <table:table-cell table:style-name="ce2" office:value-type="string" calcext:value-type="string">
            <text:p>Persen</text:p>
          </table:table-cell>
          <table:table-cell table:style-name="ce2" office:value-type="string" calcext:value-type="string">
            <text:p>Pembanding</text:p>
          </table:table-cell>
          <table:table-cell table:style-name="ce2" office:value-type="string" calcext:value-type="string">
            <text:p>Pengurang</text:p>
          </table:table-cell>
          <table:table-cell table:style-name="ce11" office:value-type="string" calcext:value-type="string">
            <text:p>Hasil</text:p>
          </table:table-cell>
          <table:table-cell table:style-name="ce11" office:value-type="string" calcext:value-type="string">
            <text:p>Nilai</text:p>
          </table:table-cell>
          <table:table-cell table:style-name="ce11" office:value-type="string" calcext:value-type="string">
            <text:p>Lengkap</text:p>
          </table:table-cell>
          <table:table-cell table:style-name="ce2" office:value-type="string" calcext:value-type="string">
            <text:p>Rumus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50000000" calcext:value-type="float">
            <text:p>50,000,0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3" table:formula="of:=MIN([.$C$5];[.$G$3])" office:value-type="float" office:value="50000000" calcext:value-type="float">
            <text:p>50,000,000</text:p>
          </table:table-cell>
          <table:table-cell table:style-name="ce3" table:formula="of:=0*10^6" office:value-type="float" office:value="0" calcext:value-type="float">
            <text:p>0</text:p>
          </table:table-cell>
          <table:table-cell table:style-name="ce3" table:formula="of:=MIN([.C5];[.$G$3])-[.F5]" office:value-type="float" office:value="50000000" calcext:value-type="float">
            <text:p>50,000,000</text:p>
          </table:table-cell>
          <table:table-cell table:style-name="ce3" table:formula="of:=[.D5]*[.G5]" office:value-type="float" office:value="2500000" calcext:value-type="float">
            <text:p>2,500,000</text:p>
          </table:table-cell>
          <table:table-cell table:style-name="ce3" table:formula="of:=(MIN([.C5];[.$G$3])-[.F5])*[.D5]" office:value-type="float" office:value="2500000" calcext:value-type="float">
            <text:p>2,500,000</text:p>
          </table:table-cell>
          <table:table-cell table:style-name="ce3" office:value-type="string" calcext:value-type="string">
            <text:p>(MIN(D5,$G$3)-G5)*E5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50000000" calcext:value-type="float">
            <text:p>250,000,000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3" table:formula="of:=MIN([.$C$6];[.$G$3])" office:value-type="float" office:value="250000000" calcext:value-type="float">
            <text:p>250,000,000</text:p>
          </table:table-cell>
          <table:table-cell table:style-name="ce3" table:formula="of:=50*10^6" office:value-type="float" office:value="50000000" calcext:value-type="float">
            <text:p>50,000,000</text:p>
          </table:table-cell>
          <table:table-cell table:style-name="ce3" table:formula="of:=MIN([.C6];[.$G$3])-[.F6]" office:value-type="float" office:value="200000000" calcext:value-type="float">
            <text:p>200,000,000</text:p>
          </table:table-cell>
          <table:table-cell table:style-name="ce3" table:formula="of:=[.D6]*[.G6]" office:value-type="float" office:value="30000000" calcext:value-type="float">
            <text:p>30,000,000</text:p>
          </table:table-cell>
          <table:table-cell table:style-name="ce3" table:formula="of:=(MIN([.C6];[.$G$3])-[.F6])*[.D6]" office:value-type="float" office:value="30000000" calcext:value-type="float">
            <text:p>30,000,000</text:p>
          </table:table-cell>
          <table:table-cell table:style-name="ce3" office:value-type="string" calcext:value-type="string">
            <text:p>(MIN(D6,$G$3)-G6)*E6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00000000" calcext:value-type="float">
            <text:p>500,000,000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table:formula="of:=MIN([.$C$7];[.$G$3])" office:value-type="float" office:value="500000000" calcext:value-type="float">
            <text:p>500,000,000</text:p>
          </table:table-cell>
          <table:table-cell table:style-name="ce3" table:formula="of:=250*10^6" office:value-type="float" office:value="250000000" calcext:value-type="float">
            <text:p>250,000,000</text:p>
          </table:table-cell>
          <table:table-cell table:style-name="ce3" table:formula="of:=MIN([.C7];[.$G$3])-[.F7]" office:value-type="float" office:value="250000000" calcext:value-type="float">
            <text:p>250,000,000</text:p>
          </table:table-cell>
          <table:table-cell table:style-name="ce3" table:formula="of:=[.D7]*[.G7]" office:value-type="float" office:value="62500000" calcext:value-type="float">
            <text:p>62,500,000</text:p>
          </table:table-cell>
          <table:table-cell table:style-name="ce3" table:formula="of:=(MIN([.C7];[.$G$3])-[.F7])*[.D7]" office:value-type="float" office:value="62500000" calcext:value-type="float">
            <text:p>62,500,000</text:p>
          </table:table-cell>
          <table:table-cell table:style-name="ce3" office:value-type="string" calcext:value-type="string">
            <text:p>(MIN(D7,$G$3)-G7)*E7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7" office:value-type="float" office:value="1E+099" calcext:value-type="float">
            <text:p>1.00E+99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3" table:formula="of:=MIN([.$C$8];[.$G$3])" office:value-type="float" office:value="1000000000" calcext:value-type="float">
            <text:p>1,000,000,000</text:p>
          </table:table-cell>
          <table:table-cell table:style-name="ce3" table:formula="of:=500*10^6" office:value-type="float" office:value="500000000" calcext:value-type="float">
            <text:p>500,000,000</text:p>
          </table:table-cell>
          <table:table-cell table:style-name="ce3" table:formula="of:=MIN([.C8];[.$G$3])-[.F8]" office:value-type="float" office:value="500000000" calcext:value-type="float">
            <text:p>500,000,000</text:p>
          </table:table-cell>
          <table:table-cell table:style-name="ce3" table:formula="of:=[.D8]*[.G8]" office:value-type="float" office:value="150000000" calcext:value-type="float">
            <text:p>150,000,000</text:p>
          </table:table-cell>
          <table:table-cell table:style-name="ce3" table:formula="of:=(MIN([.C8];[.$G$3])-[.F8])*[.D8]" office:value-type="float" office:value="150000000" calcext:value-type="float">
            <text:p>150,000,000</text:p>
          </table:table-cell>
          <table:table-cell table:style-name="ce3" office:value-type="string" calcext:value-type="string">
            <text:p>(MIN(D8,$G$3)-G8)*E8</text:p>
          </table:table-cell>
          <table:table-cell table:style-name="ce3"/>
          <table:table-cell table:number-columns-repeated="1008"/>
        </table:table-row>
        <table:table-row table:style-name="ro1">
          <table:table-cell table:number-columns-repeated="6"/>
          <table:table-cell table:style-name="ce5" office:value-type="string" calcext:value-type="string">
            <text:p>Total</text:p>
          </table:table-cell>
          <table:table-cell table:style-name="ce12" table:formula="of:=SUM([.H5:.H8])" office:value-type="float" office:value="245000000" calcext:value-type="float">
            <text:p>245,000,000</text:p>
          </table:table-cell>
          <table:table-cell table:style-name="ce12" table:formula="of:=SUMIF([.I5:.I8];&quot;&gt;0&quot;)" office:value-type="float" office:value="245000000" calcext:value-type="float">
            <text:p>245,000,000</text:p>
          </table:table-cell>
          <table:table-cell table:style-name="ce12" office:value-type="string" calcext:value-type="string">
            <text:p>SUMIF(J5:J8,"&gt;0")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6"/>
          <table:table-cell table:style-name="ce2" office:value-type="string" calcext:value-type="string">
            <text:p>IFS</text:p>
          </table:table-cell>
          <table:table-cell table:style-name="ce3" table:formula="of:=COM.MICROSOFT.IFS([.$G$3]&lt;=(50*10^6);[.$G$3]*5%;[.$G$3]&lt;=(250*10^6);[.$G$3]*15%-5*10^6;[.$G$3]&lt;=(500*10^6);[.$G$3]*25%-30*10^6;1;[.$G$3]*30%-55*10^6)" office:value-type="float" office:value="245000000" calcext:value-type="float">
            <text:p>245,000,00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Rumus</text:p>
          </table:table-cell>
          <table:table-cell table:style-name="ce3" office:value-type="string" calcext:value-type="string">
            <text:p>IFS($G$3&lt;=(50*10^6),$G$3*5%,$G$3&lt;=(250*10^6),$G$3*15%-5*10^6,$G$3&lt;=(500*10^6),$G$3*25%-30*10^6,1,$G$3*30%-55*10^6)</text:p>
          </table:table-cell>
          <table:table-cell table:number-columns-repeated="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number-columns-repeated="6"/>
          <table:table-cell table:style-name="ce11"/>
          <table:table-cell table:style-name="ce3"/>
          <table:table-cell table:number-columns-repeated="1011"/>
        </table:table-row>
        <table:table-row table:style-name="ro1">
          <table:table-cell table:number-columns-repeated="3"/>
          <table:table-cell table:style-name="ce11"/>
          <table:table-cell table:style-name="ce3"/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number-columns-repeated="6"/>
          <table:table-cell table:style-name="ce3"/>
          <table:table-cell table:number-columns-repeated="1012"/>
        </table:table-row>
        <table:table-row table:style-name="ro1" table:number-rows-repeated="104856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If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242" table:default-cell-style-name="ce1"/>
        <table:table-column table:style-name="co6" table:number-columns-repeated="767" table:default-cell-style-name="Default"/>
        <table:table-row table:style-name="ro1" table:number-rows-repeated="2"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Netto</text:p>
          </table:table-cell>
          <table:table-cell table:style-name="ce2" table:number-columns-repeated="2"/>
          <table:table-cell table:style-name="ce5" table:formula="of:=1000000000" office:value-type="float" office:value="1000000000" calcext:value-type="float">
            <text:p>1,000,000,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ingkat</text:p>
          </table:table-cell>
          <table:table-cell table:style-name="ce2" office:value-type="string" calcext:value-type="string">
            <text:p>Batas</text:p>
          </table:table-cell>
          <table:table-cell table:style-name="ce2" office:value-type="string" calcext:value-type="string">
            <text:p>Persen</text:p>
          </table:table-cell>
          <table:table-cell table:style-name="ce2" office:value-type="string" calcext:value-type="string">
            <text:p>Pembanding</text:p>
          </table:table-cell>
          <table:table-cell table:style-name="ce2" office:value-type="string" calcext:value-type="string">
            <text:p>Pengurang</text:p>
          </table:table-cell>
          <table:table-cell table:style-name="ce11" office:value-type="string" calcext:value-type="string">
            <text:p>Hasil</text:p>
          </table:table-cell>
          <table:table-cell table:style-name="ce11" office:value-type="string" calcext:value-type="string">
            <text:p>Nilai</text:p>
          </table:table-cell>
          <table:table-cell table:style-name="ce11" office:value-type="string" calcext:value-type="string">
            <text:p>Lengkap</text:p>
          </table:table-cell>
          <table:table-cell table:style-name="ce2" office:value-type="string" calcext:value-type="string">
            <text:p>Rumus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50000000" calcext:value-type="float">
            <text:p>50,000,0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3" table:formula="of:=IF([.$G$3]&gt;=[.C5];[.C5];[.$G$3])" office:value-type="float" office:value="50000000" calcext:value-type="float">
            <text:p>50,000,000</text:p>
          </table:table-cell>
          <table:table-cell table:style-name="ce3" table:formula="of:=0*10^6" office:value-type="float" office:value="0" calcext:value-type="float">
            <text:p>0</text:p>
          </table:table-cell>
          <table:table-cell table:style-name="ce3" table:formula="of:=IF([.$G$3]&gt;=[.C5];[.C5];[.$G$3])-[.F5]" office:value-type="float" office:value="50000000" calcext:value-type="float">
            <text:p>50,000,000</text:p>
          </table:table-cell>
          <table:table-cell table:style-name="ce3" table:formula="of:=[.D5]*[.G5]" office:value-type="float" office:value="2500000" calcext:value-type="float">
            <text:p>2,500,000</text:p>
          </table:table-cell>
          <table:table-cell table:style-name="ce3" table:formula="of:=(IF([.$G$3]&gt;=[.C5];[.C5];[.$G$3])-[.F5])*[.D5]" office:value-type="float" office:value="2500000" calcext:value-type="float">
            <text:p>2,500,000</text:p>
          </table:table-cell>
          <table:table-cell table:style-name="ce3" office:value-type="string" calcext:value-type="string">
            <text:p>(IF($G$3&gt;=D5,D5,$G$3)-G5)*E5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50000000" calcext:value-type="float">
            <text:p>250,000,000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3" table:formula="of:=IF([.$G$3]&gt;=[.C6];[.C6];[.$G$3])" office:value-type="float" office:value="250000000" calcext:value-type="float">
            <text:p>250,000,000</text:p>
          </table:table-cell>
          <table:table-cell table:style-name="ce3" table:formula="of:=50*10^6" office:value-type="float" office:value="50000000" calcext:value-type="float">
            <text:p>50,000,000</text:p>
          </table:table-cell>
          <table:table-cell table:style-name="ce3" table:formula="of:=IF([.$G$3]&gt;=[.C6];[.C6];[.$G$3])-[.F6]" office:value-type="float" office:value="200000000" calcext:value-type="float">
            <text:p>200,000,000</text:p>
          </table:table-cell>
          <table:table-cell table:style-name="ce3" table:formula="of:=[.D6]*[.G6]" office:value-type="float" office:value="30000000" calcext:value-type="float">
            <text:p>30,000,000</text:p>
          </table:table-cell>
          <table:table-cell table:style-name="ce3" table:formula="of:=(IF([.$G$3]&gt;=[.C6];[.C6];[.$G$3])-[.F6])*[.D6]" office:value-type="float" office:value="30000000" calcext:value-type="float">
            <text:p>30,000,000</text:p>
          </table:table-cell>
          <table:table-cell table:style-name="ce3" office:value-type="string" calcext:value-type="string">
            <text:p>(IF($G$3&gt;=D6,D6,$G$3)-G6)*E6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00000000" calcext:value-type="float">
            <text:p>500,000,000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table:formula="of:=IF([.$G$3]&gt;=[.C7];[.C7];[.$G$3])" office:value-type="float" office:value="500000000" calcext:value-type="float">
            <text:p>500,000,000</text:p>
          </table:table-cell>
          <table:table-cell table:style-name="ce3" table:formula="of:=250*10^6" office:value-type="float" office:value="250000000" calcext:value-type="float">
            <text:p>250,000,000</text:p>
          </table:table-cell>
          <table:table-cell table:style-name="ce3" table:formula="of:=IF([.$G$3]&gt;=[.C7];[.C7];[.$G$3])-[.F7]" office:value-type="float" office:value="250000000" calcext:value-type="float">
            <text:p>250,000,000</text:p>
          </table:table-cell>
          <table:table-cell table:style-name="ce3" table:formula="of:=[.D7]*[.G7]" office:value-type="float" office:value="62500000" calcext:value-type="float">
            <text:p>62,500,000</text:p>
          </table:table-cell>
          <table:table-cell table:style-name="ce3" table:formula="of:=(IF([.$G$3]&gt;=[.C7];[.C7];[.$G$3])-[.F7])*[.D7]" office:value-type="float" office:value="62500000" calcext:value-type="float">
            <text:p>62,500,000</text:p>
          </table:table-cell>
          <table:table-cell table:style-name="ce3" office:value-type="string" calcext:value-type="string">
            <text:p>(IF($G$3&gt;=D7,D7,$G$3)-G7)*E7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7" office:value-type="float" office:value="1E+099" calcext:value-type="float">
            <text:p>1.00E+99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3" table:formula="of:=IF([.$G$3]&gt;=[.C8];[.C8];[.$G$3])" office:value-type="float" office:value="1000000000" calcext:value-type="float">
            <text:p>1,000,000,000</text:p>
          </table:table-cell>
          <table:table-cell table:style-name="ce3" table:formula="of:=500*10^6" office:value-type="float" office:value="500000000" calcext:value-type="float">
            <text:p>500,000,000</text:p>
          </table:table-cell>
          <table:table-cell table:style-name="ce3" table:formula="of:=IF([.$G$3]&gt;=[.C8];[.C8];[.$G$3])-[.F8]" office:value-type="float" office:value="500000000" calcext:value-type="float">
            <text:p>500,000,000</text:p>
          </table:table-cell>
          <table:table-cell table:style-name="ce3" table:formula="of:=[.D8]*[.G8]" office:value-type="float" office:value="150000000" calcext:value-type="float">
            <text:p>150,000,000</text:p>
          </table:table-cell>
          <table:table-cell table:style-name="ce3" table:formula="of:=(IF([.$G$3]&gt;=[.C8];[.C8];[.$G$3])-[.F8])*[.D8]" office:value-type="float" office:value="150000000" calcext:value-type="float">
            <text:p>150,000,000</text:p>
          </table:table-cell>
          <table:table-cell table:style-name="ce3" office:value-type="string" calcext:value-type="string">
            <text:p>(IF($G$3&gt;=D8,D8,$G$3)-G8)*E8</text:p>
          </table:table-cell>
          <table:table-cell table:style-name="ce3"/>
          <table:table-cell table:number-columns-repeated="1008"/>
        </table:table-row>
        <table:table-row table:style-name="ro1">
          <table:table-cell table:number-columns-repeated="6"/>
          <table:table-cell table:style-name="ce5" office:value-type="string" calcext:value-type="string">
            <text:p>Total</text:p>
          </table:table-cell>
          <table:table-cell table:style-name="ce12" table:formula="of:=SUM([.H5:.H8])" office:value-type="float" office:value="245000000" calcext:value-type="float">
            <text:p>245,000,000</text:p>
          </table:table-cell>
          <table:table-cell table:style-name="ce12" table:formula="of:=SUMIF([.I5:.I8];&quot;&gt;0&quot;)" office:value-type="float" office:value="245000000" calcext:value-type="float">
            <text:p>245,000,000</text:p>
          </table:table-cell>
          <table:table-cell table:style-name="ce12" office:value-type="string" calcext:value-type="string">
            <text:p>SUMIF(J5:J8,"&gt;0")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6"/>
          <table:table-cell table:style-name="ce2" office:value-type="string" calcext:value-type="string">
            <text:p>IFS</text:p>
          </table:table-cell>
          <table:table-cell table:style-name="ce3" table:formula="of:=COM.MICROSOFT.IFS([.$G$3]&lt;=(50*10^6);[.$G$3]*5%;[.$G$3]&lt;=(250*10^6);[.$G$3]*15%-5*10^6;[.$G$3]&lt;=(500*10^6);[.$G$3]*25%-30*10^6;1;[.$G$3]*30%-55*10^6)" office:value-type="float" office:value="245000000" calcext:value-type="float">
            <text:p>245,000,00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Rumus</text:p>
          </table:table-cell>
          <table:table-cell table:style-name="ce3" office:value-type="string" calcext:value-type="string">
            <text:p>IFS($G$3&lt;=(50*10^6),$G$3*5%,$G$3&lt;=(250*10^6),$G$3*15%-5*10^6,$G$3&lt;=(500*10^6),$G$3*25%-30*10^6,1,$G$3*30%-55*10^6)</text:p>
          </table:table-cell>
          <table:table-cell table:number-columns-repeated="3"/>
          <table:table-cell table:style-name="ce2"/>
          <table:table-cell table:style-name="ce3"/>
          <table:table-cell table:number-columns-repeated="1011"/>
        </table:table-row>
        <table:table-row table:style-name="ro1">
          <table:table-cell table:number-columns-repeated="6"/>
          <table:table-cell table:style-name="ce11"/>
          <table:table-cell table:style-name="ce3"/>
          <table:table-cell table:number-columns-repeated="1011"/>
        </table:table-row>
        <table:table-row table:style-name="ro1">
          <table:table-cell table:number-columns-repeated="3"/>
          <table:table-cell table:style-name="ce11"/>
          <table:table-cell table:style-name="ce3" table:number-matrix-columns-spanned="1" table:number-matrix-rows-spanned="4" table:formula="of:=IF([.$G$3]&gt;={50|250|500|1E+093}*10^6;{50|250|500|1E+093}*10^6;[.$G$3])" office:value-type="float" office:value="50000000" calcext:value-type="float">
            <text:p>50,000,000</text:p>
          </table:table-cell>
          <table:table-cell/>
          <table:table-cell table:style-name="ce3" table:number-matrix-columns-spanned="1" table:number-matrix-rows-spanned="4" table:formula="of:=IF([.$G$3]&gt;={50|250|500|1E+093}*10^6;{50|250|500|1E+093}*10^6;[.$G$3])-{0|50|250|500}*10^6" office:value-type="float" office:value="50000000" calcext:value-type="float">
            <text:p>50,000,000</text:p>
          </table:table-cell>
          <table:table-cell table:style-name="ce3"/>
          <table:table-cell table:style-name="ce3" table:number-matrix-columns-spanned="1" table:number-matrix-rows-spanned="4" table:formula="of:=(IF([.$G$3]&gt;={50|250|500|1E+093}*10^6;{50|250|500|1E+093}*10^6;[.$G$3])-{0|50|250|500}*10^6)*{5|15|25|30}%" office:value-type="float" office:value="2500000" calcext:value-type="float">
            <text:p>2,500,00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250000000" calcext:value-type="float">
            <text:p>250,000,000</text:p>
          </table:table-cell>
          <table:table-cell/>
          <table:table-cell table:style-name="ce3" office:value-type="float" office:value="200000000" calcext:value-type="float">
            <text:p>200,000,000</text:p>
          </table:table-cell>
          <table:table-cell table:style-name="ce3"/>
          <table:table-cell table:style-name="ce3" office:value-type="float" office:value="30000000" calcext:value-type="float">
            <text:p>30,000,00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500000000" calcext:value-type="float">
            <text:p>500,000,000</text:p>
          </table:table-cell>
          <table:table-cell/>
          <table:table-cell table:style-name="ce3" office:value-type="float" office:value="250000000" calcext:value-type="float">
            <text:p>250,000,000</text:p>
          </table:table-cell>
          <table:table-cell/>
          <table:table-cell table:style-name="ce3" office:value-type="float" office:value="62500000" calcext:value-type="float">
            <text:p>62,500,00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1000000000" calcext:value-type="float">
            <text:p>1,000,000,000</text:p>
          </table:table-cell>
          <table:table-cell/>
          <table:table-cell table:style-name="ce3" office:value-type="float" office:value="500000000" calcext:value-type="float">
            <text:p>500,000,000</text:p>
          </table:table-cell>
          <table:table-cell/>
          <table:table-cell table:style-name="ce3" office:value-type="float" office:value="150000000" calcext:value-type="float">
            <text:p>150,000,00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12" table:formula="of:=SUMIF((IF([.$G$3]&gt;={50|250|500|1E+093}*10^6;{50|250|500|1E+093}*10^6;[.$G$3])-{0|50|250|500}*10^6)*{5|15|25|30}%;&quot;&gt;0&quot;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ce12" table:formula="of:=SUMIF((IF([.$G$3]&gt;={50|250|500|1E+093}*10^6;{50|250|500|1E+093}*10^6;[.$G$3])-{0|50|250|500}*10^6)*{5|15|25|30}%;&quot;&gt;0&quot;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Inde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46" table:default-cell-style-name="ce1"/>
        <table:table-column table:style-name="co6" table:number-columns-repeated="767" table:default-cell-style-name="Default"/>
        <table:table-row table:style-name="ro1" table:number-rows-repeated="2">
          <table:table-cell table:number-columns-repeated="1018"/>
        </table:table-row>
        <table:table-row table:style-name="ro1">
          <table:table-cell table:number-columns-repeated="3"/>
          <table:table-cell table:style-name="ce2" office:value-type="string" calcext:value-type="string">
            <text:p>Netto</text:p>
          </table:table-cell>
          <table:table-cell table:style-name="ce5" table:formula="of:=1000000000" office:value-type="float" office:value="1000000000" calcext:value-type="float">
            <text:p>1,000,000,00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Tingkat</text:p>
          </table:table-cell>
          <table:table-cell table:style-name="ce2" office:value-type="string" calcext:value-type="string">
            <text:p>Batas</text:p>
          </table:table-cell>
          <table:table-cell table:style-name="ce2" office:value-type="string" calcext:value-type="string">
            <text:p>Persen</text:p>
          </table:table-cell>
          <table:table-cell table:number-columns-repeated="2"/>
          <table:table-cell table:style-name="ce3" table:formula="of:=INDEX(({5|15|25|30}%*[.$E$3])-{0|5000000|30000000|55000000}; MATCH(1;1/([.$E$3]&gt;={0|50000000|250000000|500000000})))" office:value-type="float" office:value="245000000" calcext:value-type="float">
            <text:p>245,000,000</text:p>
          </table:table-cell>
          <table:table-cell table:style-name="ce11" office:value-type="string" calcext:value-type="string">
            <text:p>Persentase</text:p>
          </table:table-cell>
          <table:table-cell table:style-name="ce11" office:value-type="string" calcext:value-type="string">
            <text:p>Pengurang</text:p>
          </table:table-cell>
          <table:table-cell table:style-name="ce11" office:value-type="string" calcext:value-type="string">
            <text:p>Pilihan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50000000" calcext:value-type="float">
            <text:p>50,000,0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3" table:formula="of:=MIN([.$C$5];[.E3])" office:value-type="float" office:value="50000000" calcext:value-type="float">
            <text:p>50,000,000</text:p>
          </table:table-cell>
          <table:table-cell table:style-name="ce3" table:formula="of:=[.D5]*[.E5]" office:value-type="float" office:value="2500000" calcext:value-type="float">
            <text:p>2,500,000</text:p>
          </table:table-cell>
          <table:table-cell table:style-name="ce3" table:formula="of:=INDEX((5%*[.$E$3])-{0}; MATCH(1;1/([.$E$3]&gt;={0})))" office:value-type="float" office:value="50000000" calcext:value-type="float">
            <text:p>50,000,000</text:p>
          </table:table-cell>
          <table:table-cell table:style-name="ce3" table:formula="of:=5%*[.$E$3]" office:value-type="float" office:value="50000000" calcext:value-type="float">
            <text:p>50,000,000</text:p>
          </table:table-cell>
          <table:table-cell table:style-name="ce3" table:formula="of:=(5%*50-2.5)*10^6" office:value-type="float" office:value="0" calcext:value-type="float">
            <text:p>0</text:p>
          </table:table-cell>
          <table:table-cell table:style-name="ce3" table:formula="of:=[.H5]-[.I5]" office:value-type="float" office:value="50000000" calcext:value-type="float">
            <text:p>50,000,0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50000000" calcext:value-type="float">
            <text:p>250,000,000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3" table:formula="of:=MIN([.$C$6]-[.$C$5];[.E3]-[.E5])" office:value-type="float" office:value="200000000" calcext:value-type="float">
            <text:p>200,000,000</text:p>
          </table:table-cell>
          <table:table-cell table:style-name="ce3" table:formula="of:=[.D6]*[.E6]" office:value-type="float" office:value="30000000" calcext:value-type="float">
            <text:p>30,000,000</text:p>
          </table:table-cell>
          <table:table-cell table:style-name="ce3" table:formula="of:=INDEX((15%*[.$E$3])-{5000000}; MATCH(1;1/([.$E$3]&gt;={5000000})))" office:value-type="float" office:value="145000000" calcext:value-type="float">
            <text:p>145,000,000</text:p>
          </table:table-cell>
          <table:table-cell table:style-name="ce3" table:formula="of:=15%*[.$E$3]" office:value-type="float" office:value="150000000" calcext:value-type="float">
            <text:p>150,000,000</text:p>
          </table:table-cell>
          <table:table-cell table:style-name="ce3" table:formula="of:=(15%*250-2.5-30)*10^6" office:value-type="float" office:value="5000000" calcext:value-type="float">
            <text:p>5,000,000</text:p>
          </table:table-cell>
          <table:table-cell table:style-name="ce3" table:formula="of:=[.H6]-[.I6]" office:value-type="float" office:value="145000000" calcext:value-type="float">
            <text:p>145,000,0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00000000" calcext:value-type="float">
            <text:p>500,000,000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table:formula="of:=MIN([.$C$7]-[.$C$6];[.E3]-[.E5]-[.E6])" office:value-type="float" office:value="250000000" calcext:value-type="float">
            <text:p>250,000,000</text:p>
          </table:table-cell>
          <table:table-cell table:style-name="ce3" table:formula="of:=[.D7]*[.E7]" office:value-type="float" office:value="62500000" calcext:value-type="float">
            <text:p>62,500,000</text:p>
          </table:table-cell>
          <table:table-cell table:style-name="ce3" table:formula="of:=INDEX((25%*[.$E$3])-{30000000}; MATCH(1;1/([.$E$3]&gt;={30000000})))" office:value-type="float" office:value="220000000" calcext:value-type="float">
            <text:p>220,000,000</text:p>
          </table:table-cell>
          <table:table-cell table:style-name="ce3" table:formula="of:=25%*[.$E$3]" office:value-type="float" office:value="250000000" calcext:value-type="float">
            <text:p>250,000,000</text:p>
          </table:table-cell>
          <table:table-cell table:style-name="ce3" table:formula="of:=(25%*500-2.5-30-62.5)*10^6" office:value-type="float" office:value="30000000" calcext:value-type="float">
            <text:p>30,000,000</text:p>
          </table:table-cell>
          <table:table-cell table:style-name="ce3" table:formula="of:=[.H7]-[.I7]" office:value-type="float" office:value="220000000" calcext:value-type="float">
            <text:p>220,000,0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4" office:value-type="percentage" office:value="0.3" calcext:value-type="percentage">
            <text:p>30%</text:p>
          </table:table-cell>
          <table:table-cell table:style-name="ce3" table:formula="of:=[.E3]-[.E5]-[.E6]-[.E7]" office:value-type="float" office:value="500000000" calcext:value-type="float">
            <text:p>500,000,000</text:p>
          </table:table-cell>
          <table:table-cell table:style-name="ce3" table:formula="of:=[.D8]*[.E8]" office:value-type="float" office:value="150000000" calcext:value-type="float">
            <text:p>150,000,000</text:p>
          </table:table-cell>
          <table:table-cell table:style-name="ce3" table:formula="of:=INDEX((30%*[.$E$3])-{55000000}; MATCH(1;1/([.$E$3]&gt;={55000000})))" office:value-type="float" office:value="245000000" calcext:value-type="float">
            <text:p>245,000,000</text:p>
          </table:table-cell>
          <table:table-cell table:style-name="ce3" table:formula="of:=30%*[.$E$3]" office:value-type="float" office:value="300000000" calcext:value-type="float">
            <text:p>300,000,000</text:p>
          </table:table-cell>
          <table:table-cell table:style-name="ce3" table:formula="of:=(30%*500-2.5-30-62.5)*10^6" office:value-type="float" office:value="55000000" calcext:value-type="float">
            <text:p>55,000,000</text:p>
          </table:table-cell>
          <table:table-cell table:style-name="ce3" table:formula="of:=[.H8]-[.I8]" office:value-type="float" office:value="245000000" calcext:value-type="float">
            <text:p>245,000,00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5" office:value-type="string" calcext:value-type="string">
            <text:p>Total</text:p>
          </table:table-cell>
          <table:table-cell table:style-name="ce12" table:formula="of:=SUM([.F5:.F8])" office:value-type="float" office:value="245000000" calcext:value-type="float">
            <text:p>245,000,000</text:p>
          </table:table-cell>
          <table:table-cell table:style-name="Default" table:number-columns-repeated="2"/>
          <table:table-cell table:style-name="ce11" office:value-type="string" calcext:value-type="string">
            <text:p>Match</text:p>
          </table:table-cell>
          <table:table-cell table:formula="of:=MATCH(1;1/([.$E$3]&gt;={0|50000000|250000000|500000000}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2" office:value-type="string" calcext:value-type="string">
            <text:p>Check</text:p>
          </table:table-cell>
          <table:table-cell table:style-name="ce3" table:formula="of:=INDEX(({5|15|25|30}%*[.$E$3])-{0|5000000|30000000|55000000}; MATCH(1;1/([.$E$3]&gt;={0|50000000|250000000|500000000})))" office:value-type="float" office:value="245000000" calcext:value-type="float">
            <text:p>245,000,000</text:p>
          </table:table-cell>
          <table:table-cell/>
          <table:table-cell table:style-name="Default"/>
          <table:table-cell table:style-name="ce11" office:value-type="string" calcext:value-type="string">
            <text:p>Index</text:p>
          </table:table-cell>
          <table:table-cell table:style-name="ce3" table:formula="of:=INDEX([.J5:.J8];[.$J$9])" office:value-type="float" office:value="245000000" calcext:value-type="float">
            <text:p>245,000,000</text:p>
          </table:table-cell>
          <table:table-cell table:number-columns-repeated="1008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1012"/>
        </table:table-row>
        <table:table-row table:style-name="ro1">
          <table:table-cell table:number-columns-repeated="4"/>
          <table:table-cell table:style-name="ce3"/>
          <table:table-cell table:number-columns-repeated="1013"/>
        </table:table-row>
        <table:table-row table:style-name="ro1" table:number-rows-repeated="104856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i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44" table:default-cell-style-name="ce1"/>
        <table:table-column table:style-name="co6" table:number-columns-repeated="767" table:default-cell-style-name="Default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Netto</text:p>
          </table:table-cell>
          <table:table-cell table:style-name="ce5" table:formula="of:=1000000000" office:value-type="float" office:value="1000000000" calcext:value-type="float">
            <text:p>1,000,000,00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Tingkat</text:p>
          </table:table-cell>
          <table:table-cell table:style-name="ce2" office:value-type="string" calcext:value-type="string">
            <text:p>Batas</text:p>
          </table:table-cell>
          <table:table-cell table:style-name="ce2" office:value-type="string" calcext:value-type="string">
            <text:p>Persen</text:p>
          </table:table-cell>
          <table:table-cell table:number-columns-repeated="3"/>
          <table:table-cell table:style-name="ce2" office:value-type="string" calcext:value-type="string">
            <text:p>Rumus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50000000" calcext:value-type="float">
            <text:p>50,000,0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3" table:formula="of:=MIN([.$C$5];[.E3])" office:value-type="float" office:value="50000000" calcext:value-type="float">
            <text:p>50,000,000</text:p>
          </table:table-cell>
          <table:table-cell table:style-name="ce3" table:formula="of:=[.D5]*[.E5]" office:value-type="float" office:value="2500000" calcext:value-type="float">
            <text:p>2,500,000</text:p>
          </table:table-cell>
          <table:table-cell table:style-name="ce3" table:formula="of:=MIN(50000000;[.$E$3])*5%" office:value-type="float" office:value="2500000" calcext:value-type="float">
            <text:p>2,500,000</text:p>
          </table:table-cell>
          <table:table-cell table:style-name="ce3" office:value-type="string" calcext:value-type="string">
            <text:p>MIN(50000000,$E$3)*5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50000000" calcext:value-type="float">
            <text:p>250,000,000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3" table:formula="of:=MIN([.$C$6]-[.$C$5];[.E3]-[.E5])" office:value-type="float" office:value="200000000" calcext:value-type="float">
            <text:p>200,000,000</text:p>
          </table:table-cell>
          <table:table-cell table:style-name="ce3" table:formula="of:=[.D6]*[.E6]" office:value-type="float" office:value="30000000" calcext:value-type="float">
            <text:p>30,000,000</text:p>
          </table:table-cell>
          <table:table-cell table:style-name="ce3" table:formula="of:=([.$E$3]&gt;50000000)*([.$E$3]-50000000)*15%" office:value-type="float" office:value="142500000" calcext:value-type="float">
            <text:p>142,500,000</text:p>
          </table:table-cell>
          <table:table-cell table:style-name="ce3" office:value-type="string" calcext:value-type="string">
            <text:p>($E$3&gt;50000000)*($E$3-50000000)*15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00000000" calcext:value-type="float">
            <text:p>500,000,000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table:formula="of:=MIN([.$C$7]-[.$C$6];[.E3]-[.E5]-[.E6])" office:value-type="float" office:value="250000000" calcext:value-type="float">
            <text:p>250,000,000</text:p>
          </table:table-cell>
          <table:table-cell table:style-name="ce3" table:formula="of:=[.D7]*[.E7]" office:value-type="float" office:value="62500000" calcext:value-type="float">
            <text:p>62,500,000</text:p>
          </table:table-cell>
          <table:table-cell table:style-name="ce3" table:formula="of:=([.$E$3]&gt;250000000)*([.$E$3]-250000000)*10%" office:value-type="float" office:value="75000000" calcext:value-type="float">
            <text:p>75,000,000</text:p>
          </table:table-cell>
          <table:table-cell table:style-name="ce3" office:value-type="string" calcext:value-type="string">
            <text:p>($E$3&gt;250000000)*($E$3-250000000)*10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4" office:value-type="percentage" office:value="0.3" calcext:value-type="percentage">
            <text:p>30%</text:p>
          </table:table-cell>
          <table:table-cell table:style-name="ce3" table:formula="of:=[.E3]-[.E5]-[.E6]-[.E7]" office:value-type="float" office:value="500000000" calcext:value-type="float">
            <text:p>500,000,000</text:p>
          </table:table-cell>
          <table:table-cell table:style-name="ce3" table:formula="of:=[.D8]*[.E8]" office:value-type="float" office:value="150000000" calcext:value-type="float">
            <text:p>150,000,000</text:p>
          </table:table-cell>
          <table:table-cell table:style-name="ce3" table:formula="of:=([.$E$3]&gt;500000000)*([.$E$3]-500000000)*5%" office:value-type="float" office:value="25000000" calcext:value-type="float">
            <text:p>25,000,000</text:p>
          </table:table-cell>
          <table:table-cell table:style-name="ce3" office:value-type="string" calcext:value-type="string">
            <text:p>($E$3&gt;500000000)*($E$3-500000000)*5%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5" office:value-type="string" calcext:value-type="string">
            <text:p>Total</text:p>
          </table:table-cell>
          <table:table-cell table:style-name="ce12" table:formula="of:=SUM([.F5:.F8])" office:value-type="float" office:value="245000000" calcext:value-type="float">
            <text:p>245,000,000</text:p>
          </table:table-cell>
          <table:table-cell table:style-name="ce3" table:formula="of:=SUM([.G5:.G8])" office:value-type="float" office:value="245000000" calcext:value-type="float">
            <text:p>245,000,000</text:p>
          </table:table-cell>
          <table:table-cell table:style-name="ce3" office:value-type="string" calcext:value-type="string">
            <text:p>SUM(G5:G8)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2" office:value-type="string" calcext:value-type="string">
            <text:p>Check</text:p>
          </table:table-cell>
          <table:table-cell table:style-name="ce3" table:formula="of:=(MIN(50000000;[.$E$3])*5%)+SUMPRODUCT(--([.$E$3]&gt;{50000000|250000000|500000000}); [.$E$3]-{50000000|250000000|500000000};{15|10|5}%)" office:value-type="float" office:value="245000000" calcext:value-type="float">
            <text:p>245,000,000</text:p>
          </table:table-cell>
          <table:table-cell table:number-columns-repeated="1010"/>
        </table:table-row>
        <table:table-row table:style-name="ro1" table:number-rows-repeated="4">
          <table:table-cell table:number-columns-repeated="5"/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ce3"/>
          <table:table-cell table:number-columns-repeated="1011"/>
        </table:table-row>
        <table:table-row table:style-name="ro1" table:number-rows-repeated="1048560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MinMax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45" table:default-cell-style-name="ce1"/>
        <table:table-column table:style-name="co6" table:number-columns-repeated="767" table:default-cell-style-name="Default"/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Netto</text:p>
          </table:table-cell>
          <table:table-cell table:style-name="ce5" table:formula="of:=1000000000" office:value-type="float" office:value="1000000000" calcext:value-type="float">
            <text:p>1,000,000,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ingkat</text:p>
          </table:table-cell>
          <table:table-cell table:style-name="ce2" office:value-type="string" calcext:value-type="string">
            <text:p>Batas</text:p>
          </table:table-cell>
          <table:table-cell table:style-name="ce2" office:value-type="string" calcext:value-type="string">
            <text:p>Persen</text:p>
          </table:table-cell>
          <table:table-cell table:number-columns-repeated="2"/>
          <table:table-cell table:style-name="ce11" office:value-type="string" calcext:value-type="string">
            <text:p>Min Max</text:p>
          </table:table-cell>
          <table:table-cell table:style-name="ce2" office:value-type="string" calcext:value-type="string">
            <text:p>Rumus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50000000" calcext:value-type="float">
            <text:p>50,000,0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3" table:formula="of:=MIN([.$C$5];[.E3])" office:value-type="float" office:value="50000000" calcext:value-type="float">
            <text:p>50,000,000</text:p>
          </table:table-cell>
          <table:table-cell table:style-name="ce3" table:formula="of:=[.D5]*[.E5]" office:value-type="float" office:value="2500000" calcext:value-type="float">
            <text:p>2,500,000</text:p>
          </table:table-cell>
          <table:table-cell table:style-name="ce3" table:formula="of:=MIN(MAX(0;[.$E$3]-0);50000000)*5%" office:value-type="float" office:value="2500000" calcext:value-type="float">
            <text:p>2,500,000</text:p>
          </table:table-cell>
          <table:table-cell table:style-name="ce3" office:value-type="string" calcext:value-type="string">
            <text:p>MIN(MAX(0,$E$3-0),50000000)*5%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50000000" calcext:value-type="float">
            <text:p>250,000,000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3" table:formula="of:=MIN([.$C$6]-[.$C$5];[.E3]-[.E5])" office:value-type="float" office:value="200000000" calcext:value-type="float">
            <text:p>200,000,000</text:p>
          </table:table-cell>
          <table:table-cell table:style-name="ce3" table:formula="of:=[.D6]*[.E6]" office:value-type="float" office:value="30000000" calcext:value-type="float">
            <text:p>30,000,000</text:p>
          </table:table-cell>
          <table:table-cell table:style-name="ce3" table:formula="of:=MIN(MAX(0;[.$E$3]-50000000);200000000)*15%" office:value-type="float" office:value="30000000" calcext:value-type="float">
            <text:p>30,000,000</text:p>
          </table:table-cell>
          <table:table-cell table:style-name="ce3" office:value-type="string" calcext:value-type="string">
            <text:p>MIN(MAX(0,$E$3-50000000),200000000)*15%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00000000" calcext:value-type="float">
            <text:p>500,000,000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table:formula="of:=MIN([.$C$7]-[.$C$6];[.E3]-[.E5]-[.E6])" office:value-type="float" office:value="250000000" calcext:value-type="float">
            <text:p>250,000,000</text:p>
          </table:table-cell>
          <table:table-cell table:style-name="ce3" table:formula="of:=[.D7]*[.E7]" office:value-type="float" office:value="62500000" calcext:value-type="float">
            <text:p>62,500,000</text:p>
          </table:table-cell>
          <table:table-cell table:style-name="ce3" table:formula="of:=MIN(MAX(0;[.$E$3]-250000000);250000000)*25%" office:value-type="float" office:value="62500000" calcext:value-type="float">
            <text:p>62,500,000</text:p>
          </table:table-cell>
          <table:table-cell table:style-name="ce3" office:value-type="string" calcext:value-type="string">
            <text:p>MIN(MAX(0,$E$3-250000000),250000000)*25%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4" office:value-type="percentage" office:value="0.3" calcext:value-type="percentage">
            <text:p>30%</text:p>
          </table:table-cell>
          <table:table-cell table:style-name="ce3" table:formula="of:=[.E3]-[.E5]-[.E6]-[.E7]" office:value-type="float" office:value="500000000" calcext:value-type="float">
            <text:p>500,000,000</text:p>
          </table:table-cell>
          <table:table-cell table:style-name="ce3" table:formula="of:=[.D8]*[.E8]" office:value-type="float" office:value="150000000" calcext:value-type="float">
            <text:p>150,000,000</text:p>
          </table:table-cell>
          <table:table-cell table:style-name="ce3" table:formula="of:=MAX(0;[.$E$3]-500000000)*30%" office:value-type="float" office:value="150000000" calcext:value-type="float">
            <text:p>150,000,000</text:p>
          </table:table-cell>
          <table:table-cell table:style-name="ce3" office:value-type="string" calcext:value-type="string">
            <text:p>MAX(0,$E$3-500000000)*30%</text:p>
          </table:table-cell>
          <table:table-cell table:style-name="ce3"/>
          <table:table-cell table:number-columns-repeated="1008"/>
        </table:table-row>
        <table:table-row table:style-name="ro1">
          <table:table-cell table:number-columns-repeated="4"/>
          <table:table-cell table:style-name="ce5" office:value-type="string" calcext:value-type="string">
            <text:p>Total</text:p>
          </table:table-cell>
          <table:table-cell table:style-name="ce12" table:formula="of:=SUM([.F5:.F8])" office:value-type="float" office:value="245000000" calcext:value-type="float">
            <text:p>245,000,000</text:p>
          </table:table-cell>
          <table:table-cell table:style-name="ce12" table:formula="of:=SUM([.G5:.G8])" office:value-type="float" office:value="245000000" calcext:value-type="float">
            <text:p>245,000,000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2" office:value-type="string" calcext:value-type="string">
            <text:p>Min Max</text:p>
          </table:table-cell>
          <table:table-cell table:style-name="ce3" table:formula="of:=(MIN(MAX(0;[.$E$3]);50000000)*5%)+(MIN(MAX(0;[.$E$3]-50000000);200000000)*15%)+(MIN(MAX(0;[.$E$3]-250000000);250000000)*25%)+(MAX(0;[.$E$3]-500000000)*30%)" office:value-type="float" office:value="245000000" calcext:value-type="float">
            <text:p>245,000,000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11"/>
          <table:table-cell table:style-name="ce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011"/>
        </table:table-row>
        <table:table-row table:style-name="ro1">
          <table:table-cell table:number-columns-repeated="4"/>
          <table:table-cell table:style-name="ce3"/>
          <table:table-cell table:number-columns-repeated="1012"/>
        </table:table-row>
        <table:table-row table:style-name="ro1" table:number-rows-repeated="104856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Min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44" table:default-cell-style-name="ce1"/>
        <table:table-column table:style-name="co6" table:number-columns-repeated="767" table:default-cell-style-name="Default"/>
        <table:table-row table:style-name="ro1" table:number-rows-repeated="2"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Netto</text:p>
          </table:table-cell>
          <table:table-cell table:style-name="ce5" table:formula="of:=1000000000" office:value-type="float" office:value="1000000000" calcext:value-type="float">
            <text:p>1,000,000,00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Tingkat</text:p>
          </table:table-cell>
          <table:table-cell table:style-name="ce2" office:value-type="string" calcext:value-type="string">
            <text:p>Batas</text:p>
          </table:table-cell>
          <table:table-cell table:style-name="ce2" office:value-type="string" calcext:value-type="string">
            <text:p>Persen</text:p>
          </table:table-cell>
          <table:table-cell table:number-columns-repeated="2"/>
          <table:table-cell table:style-name="ce11" office:value-type="string" calcext:value-type="string">
            <text:p>Min Persen</text:p>
          </table:table-cell>
          <table:table-cell table:style-name="ce2" office:value-type="string" calcext:value-type="string">
            <text:p>Rumus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50000000" calcext:value-type="float">
            <text:p>50,000,0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3" table:formula="of:=MIN([.$C$5];[.E3])" office:value-type="float" office:value="50000000" calcext:value-type="float">
            <text:p>50,000,000</text:p>
          </table:table-cell>
          <table:table-cell table:style-name="ce3" table:formula="of:=[.D5]*[.E5]" office:value-type="float" office:value="2500000" calcext:value-type="float">
            <text:p>2,500,000</text:p>
          </table:table-cell>
          <table:table-cell table:style-name="ce3" table:formula="of:=[.$E$3]*30%" office:value-type="float" office:value="300000000" calcext:value-type="float">
            <text:p>300,000,000</text:p>
          </table:table-cell>
          <table:table-cell table:style-name="ce3" office:value-type="string" calcext:value-type="string">
            <text:p><text:s/>$E$3*30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50000000" calcext:value-type="float">
            <text:p>250,000,000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3" table:formula="of:=MIN([.$C$6]-[.$C$5];[.E3]-[.E5])" office:value-type="float" office:value="200000000" calcext:value-type="float">
            <text:p>200,000,000</text:p>
          </table:table-cell>
          <table:table-cell table:style-name="ce3" table:formula="of:=[.D6]*[.E6]" office:value-type="float" office:value="30000000" calcext:value-type="float">
            <text:p>30,000,000</text:p>
          </table:table-cell>
          <table:table-cell table:style-name="ce3" table:formula="of:=-MIN([.$E$3];500000000)*5%" office:value-type="float" office:value="-25000000" calcext:value-type="float">
            <text:p>-25,000,000</text:p>
          </table:table-cell>
          <table:table-cell table:style-name="ce3" office:value-type="string" calcext:value-type="string">
            <text:p><text:s/>-MIN($E$3,500000000)*5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00000000" calcext:value-type="float">
            <text:p>500,000,000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table:formula="of:=MIN([.$C$7]-[.$C$6];[.E3]-[.E5]-[.E6])" office:value-type="float" office:value="250000000" calcext:value-type="float">
            <text:p>250,000,000</text:p>
          </table:table-cell>
          <table:table-cell table:style-name="ce3" table:formula="of:=[.D7]*[.E7]" office:value-type="float" office:value="62500000" calcext:value-type="float">
            <text:p>62,500,000</text:p>
          </table:table-cell>
          <table:table-cell table:style-name="ce3" table:formula="of:=-MIN([.$E$3];250000000)*10%" office:value-type="float" office:value="-25000000" calcext:value-type="float">
            <text:p>-25,000,000</text:p>
          </table:table-cell>
          <table:table-cell table:style-name="ce3" office:value-type="string" calcext:value-type="string">
            <text:p><text:s/>-MIN($E$3,250000000)*10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4" office:value-type="percentage" office:value="0.3" calcext:value-type="percentage">
            <text:p>30%</text:p>
          </table:table-cell>
          <table:table-cell table:style-name="ce3" table:formula="of:=[.E3]-[.E5]-[.E6]-[.E7]" office:value-type="float" office:value="500000000" calcext:value-type="float">
            <text:p>500,000,000</text:p>
          </table:table-cell>
          <table:table-cell table:style-name="ce3" table:formula="of:=[.D8]*[.E8]" office:value-type="float" office:value="150000000" calcext:value-type="float">
            <text:p>150,000,000</text:p>
          </table:table-cell>
          <table:table-cell table:style-name="ce3" table:formula="of:=-MIN([.$E$3];50000000)*10%" office:value-type="float" office:value="-5000000" calcext:value-type="float">
            <text:p>-5,000,000</text:p>
          </table:table-cell>
          <table:table-cell table:style-name="ce3" office:value-type="string" calcext:value-type="string">
            <text:p><text:s/>-MIN($E$3,50000000)*10%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5" office:value-type="string" calcext:value-type="string">
            <text:p>Total</text:p>
          </table:table-cell>
          <table:table-cell table:style-name="ce12" table:formula="of:=SUM([.F5:.F8])" office:value-type="float" office:value="245000000" calcext:value-type="float">
            <text:p>245,000,000</text:p>
          </table:table-cell>
          <table:table-cell table:style-name="ce12" table:formula="of:=SUM([.G5:.G8])" office:value-type="float" office:value="245000000" calcext:value-type="float">
            <text:p>245,000,000</text:p>
          </table:table-cell>
          <table:table-cell table:style-name="ce12"/>
          <table:table-cell table:number-columns-repeated="1008"/>
        </table:table-row>
        <table:table-row table:style-name="ro1">
          <table:table-cell table:number-columns-repeated="4"/>
          <table:table-cell table:style-name="ce11" office:value-type="string" calcext:value-type="string">
            <text:p>Min Persen</text:p>
          </table:table-cell>
          <table:table-cell table:style-name="ce3" table:formula="of:=(([.$E$3]*30%)-(MIN([.$E$3];500000000)*5%)-(MIN([.$E$3];250000000)*10%)-(MIN([.$E$3];50000000)*10%))" office:value-type="float" office:value="245000000" calcext:value-type="float">
            <text:p>245,000,000</text:p>
          </table:table-cell>
          <table:table-cell table:number-columns-repeated="1010"/>
        </table:table-row>
        <table:table-row table:style-name="ro1" table:number-rows-repeated="2">
          <table:table-cell table:number-columns-repeated="4"/>
          <table:table-cell table:style-name="ce11"/>
          <table:table-cell table:style-name="ce3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ce3"/>
          <table:table-cell table:number-columns-repeated="1011"/>
        </table:table-row>
        <table:table-row table:style-name="ro1" table:number-rows-repeated="1048560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Max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45" table:default-cell-style-name="ce1"/>
        <table:table-column table:style-name="co6" table:number-columns-repeated="767" table:default-cell-style-name="Default"/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3"/>
          <table:table-cell table:style-name="ce2" office:value-type="string" calcext:value-type="string">
            <text:p>Netto</text:p>
          </table:table-cell>
          <table:table-cell table:style-name="ce5" table:formula="of:=1000000000" office:value-type="float" office:value="1000000000" calcext:value-type="float">
            <text:p>1,000,000,0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Tingkat</text:p>
          </table:table-cell>
          <table:table-cell table:style-name="ce2" office:value-type="string" calcext:value-type="string">
            <text:p>Batas</text:p>
          </table:table-cell>
          <table:table-cell table:style-name="ce2" office:value-type="string" calcext:value-type="string">
            <text:p>Persen</text:p>
          </table:table-cell>
          <table:table-cell table:number-columns-repeated="2"/>
          <table:table-cell table:style-name="ce11" office:value-type="string" calcext:value-type="string">
            <text:p>Max Persen</text:p>
          </table:table-cell>
          <table:table-cell table:style-name="ce11" office:value-type="string" calcext:value-type="string">
            <text:p>Rumus</text:p>
          </table:table-cell>
          <table:table-cell table:style-name="ce11"/>
          <table:table-cell table:number-columns-repeated="100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50000000" calcext:value-type="float">
            <text:p>50,000,000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3" table:formula="of:=MIN([.$C$5];[.E3])" office:value-type="float" office:value="50000000" calcext:value-type="float">
            <text:p>50,000,000</text:p>
          </table:table-cell>
          <table:table-cell table:style-name="ce3" table:formula="of:=[.D5]*[.E5]" office:value-type="float" office:value="2500000" calcext:value-type="float">
            <text:p>2,500,000</text:p>
          </table:table-cell>
          <table:table-cell table:style-name="ce3" table:formula="of:=MAX(0;[.$E$3])*5%" office:value-type="float" office:value="50000000" calcext:value-type="float">
            <text:p>50,000,000</text:p>
          </table:table-cell>
          <table:table-cell table:style-name="ce3" office:value-type="string" calcext:value-type="string">
            <text:p>MAX(0,$E$3)*5%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50000000" calcext:value-type="float">
            <text:p>250,000,000</text:p>
          </table:table-cell>
          <table:table-cell table:style-name="ce4" office:value-type="percentage" office:value="0.15" calcext:value-type="percentage">
            <text:p>15%</text:p>
          </table:table-cell>
          <table:table-cell table:style-name="ce3" table:formula="of:=MIN([.$C$6]-[.$C$5];[.E3]-[.E5])" office:value-type="float" office:value="200000000" calcext:value-type="float">
            <text:p>200,000,000</text:p>
          </table:table-cell>
          <table:table-cell table:style-name="ce3" table:formula="of:=[.D6]*[.E6]" office:value-type="float" office:value="30000000" calcext:value-type="float">
            <text:p>30,000,000</text:p>
          </table:table-cell>
          <table:table-cell table:style-name="ce3" table:formula="of:=MAX(0;[.$E$3]-50000000)*10%" office:value-type="float" office:value="95000000" calcext:value-type="float">
            <text:p>95,000,000</text:p>
          </table:table-cell>
          <table:table-cell table:style-name="ce3" office:value-type="string" calcext:value-type="string">
            <text:p>MAX(0,$E$3-50000000)*10%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00000000" calcext:value-type="float">
            <text:p>500,000,000</text:p>
          </table:table-cell>
          <table:table-cell table:style-name="ce4" office:value-type="percentage" office:value="0.25" calcext:value-type="percentage">
            <text:p>25%</text:p>
          </table:table-cell>
          <table:table-cell table:style-name="ce3" table:formula="of:=MIN([.$C$7]-[.$C$6];[.E3]-[.E5]-[.E6])" office:value-type="float" office:value="250000000" calcext:value-type="float">
            <text:p>250,000,000</text:p>
          </table:table-cell>
          <table:table-cell table:style-name="ce3" table:formula="of:=[.D7]*[.E7]" office:value-type="float" office:value="62500000" calcext:value-type="float">
            <text:p>62,500,000</text:p>
          </table:table-cell>
          <table:table-cell table:style-name="ce3" table:formula="of:=MAX(0;[.$E$3]-250000000)*10%" office:value-type="float" office:value="75000000" calcext:value-type="float">
            <text:p>75,000,000</text:p>
          </table:table-cell>
          <table:table-cell table:style-name="ce3" office:value-type="string" calcext:value-type="string">
            <text:p>MAX(0,$E$3-250000000)*10%</text:p>
          </table:table-cell>
          <table:table-cell table:style-name="ce3"/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4" office:value-type="percentage" office:value="0.3" calcext:value-type="percentage">
            <text:p>30%</text:p>
          </table:table-cell>
          <table:table-cell table:style-name="ce3" table:formula="of:=[.E3]-[.E5]-[.E6]-[.E7]" office:value-type="float" office:value="500000000" calcext:value-type="float">
            <text:p>500,000,000</text:p>
          </table:table-cell>
          <table:table-cell table:style-name="ce3" table:formula="of:=[.D8]*[.E8]" office:value-type="float" office:value="150000000" calcext:value-type="float">
            <text:p>150,000,000</text:p>
          </table:table-cell>
          <table:table-cell table:style-name="ce3" table:formula="of:=MAX(0;[.$E$3]-500000000)*5%" office:value-type="float" office:value="25000000" calcext:value-type="float">
            <text:p>25,000,000</text:p>
          </table:table-cell>
          <table:table-cell table:style-name="ce3" office:value-type="string" calcext:value-type="string">
            <text:p>MAX(0,$E$3-500000000)*5%</text:p>
          </table:table-cell>
          <table:table-cell table:style-name="ce3"/>
          <table:table-cell table:number-columns-repeated="1008"/>
        </table:table-row>
        <table:table-row table:style-name="ro1">
          <table:table-cell table:number-columns-repeated="4"/>
          <table:table-cell table:style-name="ce5" office:value-type="string" calcext:value-type="string">
            <text:p>Total</text:p>
          </table:table-cell>
          <table:table-cell table:style-name="ce12" table:formula="of:=SUM([.F5:.F8])" office:value-type="float" office:value="245000000" calcext:value-type="float">
            <text:p>245,000,000</text:p>
          </table:table-cell>
          <table:table-cell table:style-name="ce12" table:formula="of:=SUM([.G5:.G8])" office:value-type="float" office:value="245000000" calcext:value-type="float">
            <text:p>245,000,000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4"/>
          <table:table-cell table:style-name="ce11" office:value-type="string" calcext:value-type="string">
            <text:p>Max Persen</text:p>
          </table:table-cell>
          <table:table-cell table:style-name="ce3" table:formula="of:=(MAX(0;[.$E$3])*5%)+(MAX(0;[.$E$3]-50000000)*10%)+(MAX(0;[.$E$3]-250000000)*10%)+(MAX(0;[.$E$3]-500000000)*5%)" office:value-type="float" office:value="245000000" calcext:value-type="float">
            <text:p>245,000,000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11"/>
          <table:table-cell table:style-name="ce3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1011"/>
        </table:table-row>
        <table:table-row table:style-name="ro1">
          <table:table-cell table:number-columns-repeated="4"/>
          <table:table-cell table:style-name="ce3"/>
          <table:table-cell table:number-columns-repeated="1012"/>
        </table:table-row>
        <table:table-row table:style-name="ro1" table:number-rows-repeated="1048560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19:17:33.5424658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3:57:27.859724700</meta:creation-date>
    <dc:date>2019-09-10T21:29:43.506506223</dc:date>
    <meta:editing-cycles>74</meta:editing-cycles>
    <meta:editing-duration>PT5H56M5S</meta:editing-duration>
    <meta:generator>LibreOffice/6.2.6.2$Linux_X86_64 LibreOffice_project/20$Build-2</meta:generator>
    <meta:document-statistic meta:table-count="10" meta:cell-count="484" meta:object-count="0"/>
  </office:meta>
</office:document-meta>
</file>